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, CourierNew, sans-serif"/>
    <style:font-face style:name="Raleway" svg:font-family="Raleway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ccae50" style:font-name="Courier" fo:font-size="8.25pt" fo:letter-spacing="normal" fo:font-style="normal" fo:font-weight="normal"/>
    </style:style>
    <style:style style:name="T2" style:family="text">
      <style:text-properties fo:font-variant="normal" fo:text-transform="none" fo:color="#e8e8e8" style:font-name="Raleway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span class="titre1"&gt;Léo Standfort&lt;/span&gt;<text:line-break/><text:line-break/><text:line-break/>&lt;div class="presentation_pass" style="background-image: url(http://img15.hostingpics.net/pics/873790passmytran.png);"&gt;<text:line-break/>&lt;span class="titre_pres_pass"&gt;Passeport&lt;/span&gt;<text:line-break/>&lt;br/&gt;<text:line-break/>[b]Nom :[/b] /<text:line-break/>[b]Prénom :[/b] /<text:line-break/>[b]Surnom :[/b] /<text:line-break/>[b]Sexe :[/b] /<text:line-break/>[b]Âge :[/b] /<text:line-break/>[b]Métier :[/b] /<text:line-break/>[b]Communauté :[/b] My'trä - [REGION] ou [ARCHITECTE] à laquelle votre personnage est affilié - (+ [GUILDE] officielle éventuelle)<text:line-break/>[b]Lieu de naissance :[/b] /<text:line-break/>&lt;/div&gt;<text:line-break/><text:line-break/>&lt;div class="presentation_apt"&gt;<text:line-break/>&lt;span class="titre_pres_pass"&gt;Aptitudes &amp; possessions&lt;/span&gt;<text:line-break/>[list][*][b]Croyance :[/b] Si adepte d'un ou plusieurs Architectes<text:line-break/>[*][b]Magies affiliées :[/b] Précisez le niveau de maîtrise atteint (Novice ou Adepte) d'une magie, puis décrivez l'utilisation que vous en avez.<text:line-break/>[*][b]Armes et habiletés :[/b] Indiquez les armes que votre personnage porte habituellement sur lui ainsi que ses compétences quotidiennes. Attention, pas de technologie !<text:line-break/>[*][b]Familiers/montures :[/b] /<text:line-break/>[*][b]Autres possessions :[/b] /[/list]<text:line-break/>&lt;/div&gt;<text:line-break/><text:line-break/>&lt;div class="presentation"&gt;<text:line-break/>&lt;span class="titre_pres"&gt;Profil psychologique&lt;/span&gt;ÉCRIVEZ ICI LES INFORMATIONS CONCERNANT LE CARACTÈRE DE VOTRE PERSONNAGE (260 mots minimum)&lt;/div&gt;<text:line-break/><text:line-break/>&lt;div class="presentation"&gt;<text:line-break/>&lt;span class="titre_pres"&gt;Physiologie&lt;/span&gt;ÉCRIVEZ ICI LES INFORMATIONS CONCERNANT LE PHYSIQUE DE VOTRE PERSONNAGE, AINSI QUE LES VÊTEMENTS QU'IL PORTE HABITUELLEMENT. (260 mots minimum)&lt;/div&gt;<text:line-break/><text:line-break/>&lt;fieldset class="biographie"&gt;<text:line-break/>&lt;legend style="font-size:25px; color:#ccae50; font-family: Cinzel; text-shadow: 0 0 5px;"&gt;Biographie&lt;/legend&gt;<text:line-break/>&lt;p style="font-style: italic; font-family: Raleway, sans-serif;<text:line-break/>text-align: justify;"&gt;ÉCRIVEZ ICI L'HISTOIRE DE VOTRE PERSONNAGE (315 mots minimum)&lt;/p&gt;<text:line-break/>&lt;/fieldset&gt;<text:line-break/><text:line-break/>&lt;div class="presentation_irl"&gt;<text:line-break/>&lt;span class="titre_pres_pass"&gt;Dans la vraie vie ?&lt;/span&gt;<text:line-break/>&lt;br/&gt;<text:line-break/>[b]Quel âge avez-vous ? [/b] <text:s/>26 ans<text:line-break/>[b]Comment avez-vous découvert le forum ?[/b] J'ai créé internet.<text:line-break/>[b]La création de votre fiche a-t-elle été fastidieuse ?[/b] Toujours.<text:line-break/><text:soft-page-break/>[b]Avez-vous des suggestions pour rendre la validation plus facile ?[/b] Hum...<text:line-break/>[b]Code du règlement :[/b] Ne pas vendre le perruque de Bobol' avant de l'avoir soudoyé <text:line-break/>&lt;/div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, CourierNew, sans-serif"/>
    <style:font-face style:name="Raleway" svg:font-family="Raleway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7T23:09:10.24</meta:creation-date>
    <dc:date>2018-01-08T00:05:22.49</dc:date>
    <meta:editing-duration>PT56M5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1" meta:word-count="249" meta:character-count="2190"/>
  </office:meta>
</office:document-meta>
</file>